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f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Optimization of alpine function</text:p>
      <text:p text:style-name="Standard">#include &lt;bits/stdc++.h&gt;</text:p>
      <text:p text:style-name="Standard">using namespace std;</text:p>
      <text:p text:style-name="Standard">int population[1001][51];</text:p>
      <text:p text:style-name="Standard">int getFitnessVal(int i,int d)</text:p>
      <text:p text:style-name="Standard">{</text:p>
      <text:p text:style-name="Standard"><text:s text:c="4"/>int result=0;</text:p>
      <text:p text:style-name="Standard"><text:s text:c="4"/>for(int j=0;j&lt;d;j++)</text:p>
      <text:p text:style-name="Standard"><text:s text:c="4"/>{ <text:s/>int temp = ((population[i][j]*sin(population[i][j]))+(0.1*population[i][j]));//Alpine function</text:p>
      <text:p text:style-name="Standard"><text:s text:c="7"/>if(temp&lt;0)</text:p>
      <text:p text:style-name="Standard"><text:s text:c="8"/>result-=temp;</text:p>
      <text:p text:style-name="Standard"><text:s text:c="7"/>else</text:p>
      <text:p text:style-name="Standard"><text:s text:c="8"/>result+=temp;</text:p>
      <text:p text:style-name="Standard"><text:s text:c="4"/>}</text:p>
      <text:p text:style-name="Standard"><text:s text:c="4"/>return result;</text:p>
      <text:p text:style-name="Standard">}</text:p>
      <text:p text:style-name="Standard">struct blackHole{</text:p>
      <text:p text:style-name="Standard"><text:s text:c="4"/>int position;</text:p>
      <text:p text:style-name="Standard"><text:s text:c="4"/>int fitnessVal;</text:p>
      <text:p text:style-name="Standard">};</text:p>
      <text:p text:style-name="Standard">int main() {</text:p>
      <text:p text:style-name="Standard"><text:s text:c="4"/>int n,d,T=3,R,total_fitness=0;</text:p>
      <text:p text:style-name="Standard"><text:s text:c="4"/>blackHole bh;</text:p>
      <text:p text:style-name="Standard"><text:s text:c="4"/>bh.position=0;</text:p>
      <text:p text:style-name="Standard"><text:s text:c="4"/>bh.fitnessVal=0;</text:p>
      <text:p text:style-name="Standard"><text:s text:c="4"/>cout&lt;&lt;"Enter Population size and dimensions:";</text:p>
      <text:p text:style-name="Standard"><text:s text:c="4"/>cin&gt;&gt;n&gt;&gt;d;</text:p>
      <text:p text:style-name="Standard"><text:s text:c="4"/>srand(time(0));</text:p>
      <text:p text:style-name="Standard"><text:s text:c="4"/>//Initialisation</text:p>
      <text:p text:style-name="Standard"><text:s text:c="4"/>for(int i=0;i&lt;n;i++)</text:p>
      <text:p text:style-name="Standard"><text:s text:c="4"/>{ <text:s/></text:p>
      <text:p text:style-name="Standard"><text:s text:c="8"/>for(int j=0;j&lt;d;j++)</text:p>
      <text:p text:style-name="Standard"><text:s text:c="8"/>{</text:p>
      <text:p text:style-name="Standard"><text:s text:c="9"/>population[i][j] = rand()%100; <text:s text:c="2"/></text:p>
      <text:p text:style-name="Standard"><text:s text:c="8"/>}</text:p>
      <text:p text:style-name="Standard"><text:s text:c="4"/>}</text:p>
      <text:p text:style-name="Standard"><text:s text:c="4"/>//Calculate fitness Value of all candidate solutions and choose bloack hole</text:p>
      <text:p text:style-name="Standard"><text:s text:c="4"/>for(int i=0;i&lt;n;i++)</text:p>
      <text:p text:style-name="Standard"><text:s text:c="4"/>{ <text:s text:c="2"/>int temp = getFitnessVal(i,d);</text:p>
      <text:p text:style-name="Standard"><text:s text:c="8"/>total_fitness+=temp;</text:p>
      <text:p text:style-name="Standard"><text:s text:c="8"/>if(bh.fitnessVal&lt;temp)</text:p>
      <text:p text:style-name="Standard"><text:s text:c="8"/>{</text:p>
      <text:p text:style-name="Standard"><text:s text:c="12"/>bh.position=i;</text:p>
      <text:p text:style-name="Standard"><text:s text:c="12"/>bh.fitnessVal=temp;</text:p>
      <text:p text:style-name="Standard"><text:s text:c="8"/>}</text:p>
      <text:p text:style-name="Standard"><text:s text:c="4"/>}</text:p>
      <text:p text:style-name="Standard"><text:s text:c="4"/>R = (bh.fitnessVal/total_fitness);</text:p>
      <text:p text:style-name="Standard"><text:s text:c="4"/>while(T--)</text:p>
      <text:p text:style-name="Standard"><text:s text:c="4"/>{</text:p>
      <text:p text:style-name="Standard"><text:s text:c="8"/>for(int i=0;i&lt;n;i++)</text:p>
      <text:p text:style-name="Standard"><text:s text:c="8"/>{ <text:s/>int random = rand()%2,sum=0,temp;</text:p>
      <text:p text:style-name="Standard"><text:s text:c="11"/>temp=getFitnessVal(i,d);</text:p>
      <text:p text:style-name="Standard"><text:soft-page-break/><text:s text:c="12"/>for(int j=0;j&lt;d;j++)</text:p>
      <text:p text:style-name="Standard"><text:s text:c="12"/>{ <text:s text:c="2"/></text:p>
      <text:p text:style-name="Standard"><text:s text:c="16"/>population[i][j]+=(random*(population[bh.position][j]-population[i][j]));</text:p>
      <text:p text:style-name="Standard"><text:s text:c="16"/>sum+=(population[i][j]*population[i][j]);</text:p>
      <text:p text:style-name="Standard"><text:s text:c="12"/>}</text:p>
      <text:p text:style-name="Standard"><text:s text:c="10"/>int newFitnessVal = getFitnessVal(i,d);</text:p>
      <text:p text:style-name="Standard"><text:s text:c="10"/>if(newFitnessVal&gt;bh.fitnessVal)</text:p>
      <text:p text:style-name="Standard"><text:s text:c="14"/>{</text:p>
      <text:p text:style-name="Standard"><text:s text:c="18"/>bh.position=i;</text:p>
      <text:p text:style-name="Standard"><text:s text:c="18"/>bh.fitnessVal=newFitnessVal;</text:p>
      <text:p text:style-name="Standard"><text:s text:c="14"/></text:p>
      <text:p text:style-name="Standard"><text:s text:c="14"/>total_fitness=total_fitness+newFitnessVal-temp;</text:p>
      <text:p text:style-name="Standard"><text:s text:c="14"/>R=(bh.fitnessVal/total_fitness);}</text:p>
      <text:p text:style-name="Standard"><text:s text:c="10"/>else</text:p>
      <text:p text:style-name="Standard"><text:s text:c="10"/>{if(sqrt(sum)&lt;R)</text:p>
      <text:p text:style-name="Standard"><text:s text:c="10"/>{ <text:s text:c="2"/></text:p>
      <text:p text:style-name="Standard"><text:s text:c="14"/>for(int j=0;j&lt;d;j++)</text:p>
      <text:p text:style-name="Standard"><text:s text:c="14"/>{</text:p>
      <text:p text:style-name="Standard"><text:s text:c="18"/>population[i][j]=rand()%100;</text:p>
      <text:p text:style-name="Standard"><text:s text:c="18"/></text:p>
      <text:p text:style-name="Standard"><text:s text:c="14"/>}</text:p>
      <text:p text:style-name="Standard"><text:s text:c="14"/>int newFitnessVal = getFitnessVal(i,d);</text:p>
      <text:p text:style-name="Standard"><text:s text:c="12"/></text:p>
      <text:p text:style-name="Standard"><text:s text:c="14"/>total_fitness=total_fitness+newFitnessVal-temp;</text:p>
      <text:p text:style-name="Standard"><text:s text:c="14"/>R=(bh.fitnessVal/total_fitness);</text:p>
      <text:p text:style-name="Standard"><text:s text:c="10"/>}</text:p>
      <text:p text:style-name="Standard"><text:s text:c="9"/>}</text:p>
      <text:p text:style-name="Standard"><text:s text:c="8"/>}</text:p>
      <text:p text:style-name="Standard"><text:s text:c="8"/></text:p>
      <text:p text:style-name="Standard"><text:s text:c="4"/>}</text:p>
      <text:p text:style-name="Standard"><text:s text:c="4"/>cout&lt;&lt;"The global optima is at "&lt;&lt;bh.position&lt;&lt;" index of population.\nValues are:";</text:p>
      <text:p text:style-name="Standard"><text:s text:c="4"/>for(int j=0;j&lt;d;j++)</text:p>
      <text:p text:style-name="Standard"><text:s text:c="4"/>{</text:p>
      <text:p text:style-name="Standard"><text:s text:c="8"/>cout&lt;&lt;population[bh.position][j]&lt;&lt;" ";</text:p>
      <text:p text:style-name="Standard"><text:s text:c="4"/>}</text:p>
      <text:p text:style-name="Standard"><text:s text:c="4"/>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5:58:31.591837439</meta:creation-date>
    <dc:date>2022-06-05T15:59:49.227627008</dc:date>
    <meta:editing-duration>PT1M17S</meta:editing-duration>
    <meta:editing-cycles>1</meta:editing-cycles>
    <meta:document-statistic meta:table-count="0" meta:image-count="0" meta:object-count="0" meta:page-count="2" meta:paragraph-count="90" meta:word-count="161" meta:character-count="2287" meta:non-whitespace-character-count="1541"/>
    <meta:generator>LibreOffice/6.4.7.2$Linux_X86_64 LibreOffice_project/40$Build-2</meta:generator>
  </office:meta>
</office:document-meta>
</file>